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167b6d" officeooo:paragraph-rsid="00167b6d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The Most Common Types Of Waterborne Diseases From SymptomFind.com." <text:span text:style-name="T1">Symptomfind.com</text:span>. Symptom Find, n.d. Web. 16 Jan. 2016. </text:p>
      <text:p text:style-name="P1"/>
      <text:p text:style-name="P1">"2015 World Hunger and Poverty Facts and Statistics by WHES." <text:span text:style-name="T1">2015 World Hunger and Poverty Facts and Statistics by WHES</text:span>. World Hunger, n.d. Web. 16 Jan. 2016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2S</meta:editing-duration>
    <meta:editing-cycles>3</meta:editing-cycles>
    <meta:generator>LibreOffice/5.0.4.2$Windows_x86 LibreOffice_project/2b9802c1994aa0b7dc6079e128979269cf95bc78</meta:generator>
    <dc:date>2016-01-16T19:31:50.118000000</dc:date>
    <meta:document-statistic meta:table-count="0" meta:image-count="0" meta:object-count="0" meta:page-count="1" meta:paragraph-count="2" meta:word-count="44" meta:character-count="284" meta:non-whitespace-character-count="240"/>
    <meta:user-defined meta:name="Info 1"/>
    <meta:user-defined meta:name="Info 2"/>
    <meta:user-defined meta:name="Info 3"/>
    <meta:user-defined meta:name="Info 4"/>
  </office:meta>
</office:document-meta>
</file>